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ost <text:s/>19191498076.514866</text:p>
          </table:table-cell>
          <table:table-cell table:number-columns-repeated="3"/>
          <table:table-cell office:value-type="float" office:value="19191498076.5149" calcext:value-type="float">
            <text:p>19191498076.5149</text:p>
          </table:table-cell>
          <table:table-cell table:number-columns-repeated="3"/>
          <table:table-cell office:value-type="float" office:value="19191498076.5149" calcext:value-type="float">
            <text:p>19191498076.5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a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G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CG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CG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ese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ese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ese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i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ind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</text:p>
          </table:table-cell>
          <table:table-cell office:value-type="float" office:value="20471795.57414" calcext:value-type="float">
            <text:p>20471795.57414</text:p>
          </table:table-cell>
          <table:table-cell office:value-type="float" office:value="73813.45414" calcext:value-type="float">
            <text:p>73813.45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ydro</text:p>
          </table:table-cell>
          <table:table-cell office:value-type="float" office:value="20471795.57414" calcext:value-type="float">
            <text:p>20471795.57414</text:p>
          </table:table-cell>
          <table:table-cell office:value-type="float" office:value="73813.45414" calcext:value-type="float">
            <text:p>73813.45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ydro</text:p>
          </table:table-cell>
          <table:table-cell office:value-type="float" office:value="20471795.57414" calcext:value-type="float">
            <text:p>20471795.57414</text:p>
          </table:table-cell>
          <table:table-cell office:value-type="float" office:value="73813.45414" calcext:value-type="float">
            <text:p>73813.45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iciiones Totales: 0.000000</text:p>
          </table:table-cell>
          <table:table-cell table:number-columns-repeated="3"/>
          <table:table-cell office:value-type="string" calcext:value-type="string">
            <text:p>Emiciiones Totales: 0.000000</text:p>
          </table:table-cell>
          <table:table-cell table:number-columns-repeated="3"/>
          <table:table-cell office:value-type="string" calcext:value-type="string">
            <text:p>Emiciiones Totales: 0.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X 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13783612514.2296" calcext:value-type="float">
            <text:p>13783612514.22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al</text:p>
          </table:table-cell>
          <table:table-cell office:value-type="float" office:value="4824000" calcext:value-type="float">
            <text:p>4824000</text:p>
          </table:table-cell>
          <table:table-cell office:value-type="float" office:value="0" calcext:value-type="float">
            <text:p>0</text:p>
          </table:table-cell>
          <table:table-cell office:value-type="float" office:value="4824000" calcext:value-type="float">
            <text:p>4824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CGT</text:p>
          </table:table-cell>
          <table:table-cell office:value-type="float" office:value="13590816.824751" calcext:value-type="float">
            <text:p>13590816.824751</text:p>
          </table:table-cell>
          <table:table-cell office:value-type="float" office:value="16284.166258" calcext:value-type="float">
            <text:p>16284.166258</text:p>
          </table:table-cell>
          <table:table-cell office:value-type="float" office:value="6787266.329246" calcext:value-type="float">
            <text:p>6787266.3292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esel</text:p>
          </table:table-cell>
          <table:table-cell office:value-type="float" office:value="4864.846123" calcext:value-type="float">
            <text:p>4864.846123</text:p>
          </table:table-cell>
          <table:table-cell office:value-type="float" office:value="0" calcext:value-type="float">
            <text:p>0</text:p>
          </table:table-cell>
          <table:table-cell office:value-type="float" office:value="3648.634592" calcext:value-type="float">
            <text:p>3648.6345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n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ydro</text:p>
          </table:table-cell>
          <table:table-cell office:value-type="float" office:value="1994584.615385" calcext:value-type="float">
            <text:p>1994584.6153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miciiones Totales: 11614914.9638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N TAX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7:49:14.285503811</meta:creation-date>
    <dc:date>2017-10-05T18:04:26.374642333</dc:date>
    <meta:editing-duration>PT15M11S</meta:editing-duration>
    <meta:editing-cycles>2</meta:editing-cycles>
    <meta:generator>LibreOffice/5.2.2.2$Linux_X86_64 LibreOffice_project/20m0$Build-2</meta:generator>
    <meta:document-statistic meta:table-count="1" meta:cell-count="93" meta:object-count="0"/>
  </office:meta>
</office:document-meta>
</file>